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Open Sans1" svg:font-family="'Open Sans'" style:font-adornments="Fett" style:font-family-generic="swiss" style:font-pitch="variable"/>
    <style:font-face style:name="Open Sans2" svg:font-family="'Open Sans'"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Open Sans" fo:font-size="20pt" fo:font-weight="bold" officeooo:rsid="0004bcc9" officeooo:paragraph-rsid="0004bcc9"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Open Sans" fo:font-size="12pt" fo:font-weight="normal" officeooo:rsid="0004bcc9" officeooo:paragraph-rsid="0004bcc9" style:font-size-asian="10.5pt" style:font-weight-asian="normal" style:font-size-complex="12pt" style:font-weight-complex="normal"/>
    </style:style>
    <style:style style:name="P4" style:family="paragraph" style:parent-style-name="Text_20_body">
      <style:text-properties fo:language="de" fo:country="DE" officeooo:rsid="0007a5bc" officeooo:paragraph-rsid="0007a5bc" style:language-asian="zxx" style:country-asian="none" style:language-complex="zxx" style:country-complex="none"/>
    </style:style>
    <style:style style:name="P5" style:family="paragraph" style:parent-style-name="Text_20_body">
      <style:text-properties fo:language="de" fo:country="DE" officeooo:rsid="00081d63" officeooo:paragraph-rsid="00081d63" style:language-asian="zxx" style:country-asian="none" style:language-complex="zxx" style:country-complex="none"/>
    </style:style>
    <style:style style:name="P6" style:family="paragraph" style:parent-style-name="Heading_20_1">
      <style:text-properties fo:language="de" fo:country="DE" style:language-asian="zxx" style:country-asian="none" style:language-complex="zxx" style:country-complex="none"/>
    </style:style>
    <style:style style:name="P7" style:family="paragraph" style:parent-style-name="Standard">
      <style:paragraph-properties fo:text-align="center" style:justify-single-word="false"/>
      <style:text-properties style:font-name="Open Sans" fo:font-size="12pt" fo:font-weight="normal" officeooo:rsid="0004bcc9" officeooo:paragraph-rsid="0004bcc9"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Open Sans" fo:font-size="20pt" fo:font-weight="bold" officeooo:rsid="0004bcc9" officeooo:paragraph-rsid="0004bcc9" style:font-size-asian="20pt" style:font-weight-asian="bold" style:font-size-complex="20pt" style:font-weight-complex="bold"/>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Text_20_body">
      <style:text-properties fo:language="de" fo:country="DE" officeooo:rsid="0007a5bc" officeooo:paragraph-rsid="0007a5bc" style:language-asian="zxx" style:country-asian="none" style:language-complex="zxx" style:country-complex="none"/>
    </style:style>
    <style:style style:name="P11" style:family="paragraph" style:parent-style-name="Text_20_body">
      <style:text-properties fo:language="de" fo:country="DE" officeooo:rsid="00081d63" officeooo:paragraph-rsid="00081d63" style:language-asian="zxx" style:country-asian="none" style:language-complex="zxx" style:country-complex="none"/>
    </style:style>
    <style:style style:name="T1" style:family="text">
      <style:text-properties style:font-name="Open Sans"/>
    </style:style>
    <style:style style:name="T2" style:family="text">
      <style:text-properties style:font-name="Open Sans" fo:language="de" fo:country="DE" style:language-asian="zxx" style:country-asian="none" style:language-complex="zxx" style:country-complex="none"/>
    </style:style>
    <style:style style:name="T3" style:family="text">
      <style:text-properties officeooo:rsid="0008e797"/>
    </style:style>
    <style:style style:name="T4" style:family="text">
      <style:text-properties style:font-name="Open Sans"/>
    </style:style>
    <style:style style:name="T5" style:family="text">
      <style:text-properties style:font-name="Open Sans" fo:font-weight="normal" style:font-weight-asian="normal" style:font-weight-complex="normal"/>
    </style:style>
    <style:style style:name="T6" style:family="text">
      <style:text-properties style:font-name="Open Sans" fo:font-weight="bold" style:font-weight-asian="bold" style:font-weight-complex="bold"/>
    </style:style>
    <style:style style:name="T7" style:family="text">
      <style:text-properties style:font-name="Open Sans" fo:language="de" fo:country="DE" fo:font-weight="normal" style:language-asian="zxx" style:country-asian="none" style:font-weight-asian="normal" style:language-complex="zxx" style:country-complex="none" style:font-weight-complex="normal"/>
    </style:style>
    <style:style style:name="T8" style:family="text">
      <style:text-properties style:font-name="Open Sans" fo:language="de" fo:country="DE" fo:font-weight="bold" style:language-asian="zxx" style:country-asian="none" style:font-weight-asian="bold" style:language-complex="zxx" style:country-complex="none" style:font-weight-complex="bold"/>
    </style:style>
    <style:style style:name="T9" style:family="text">
      <style:text-properties officeooo:rsid="000cff7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IGF-FreeMind Handbuch</text:p>
      <text:p text:style-name="P3">Version 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erstellt am 27.11.2016</text:p>
      <text:p text:style-name="P3">durch Daniel Körst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9"><text:a xlink:type="simple" xlink:href="#__RefHeading___Toc110_1499780464" text:style-name="Index_20_Link" text:visited-style-name="Index_20_Link">1 Lizenz<text:tab/>3</text:a></text:p>
          <text:p text:style-name="P9"><text:a xlink:type="simple" xlink:href="#__RefHeading___Toc205_1290167347" text:style-name="Index_20_Link" text:visited-style-name="Index_20_Link">2 Allgemeines<text:tab/>4</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6" text:outline-level="1"><text:bookmark-start text:name="__RefHeading___Toc110_1499780464"/><text:soft-page-break/>1<text:tab/>Lizenz<text:bookmark-end text:name="__RefHeading___Toc110_1499780464"/></text:h>
      <text:p text:style-name="P4">(C) 2016 by TechnikAmateur aka Daniel Körsten.</text:p>
      <text:p text:style-name="P4">Das Programm und all seine Bestandteile <text:span text:style-name="T3">(i.F. „Werk“)</text:span> sind durch die Creative Commons 4.0 by-nc Lizenz geschützt. Diese enthält folgende <text:span text:style-name="T3">Elemente:</text:span></text:p>
      <text:p text:style-name="P4">Das Werk darf beliebig oft und in jeder Form (Medium) kopiert und weitergegeben werden. Bearbeitungen des Werkes und seinen Bestandteilen, sowie deren Veröffentlichung sind zulässig. Bedingung ist die Namensnennung des 'Creators' und eine Kopie dieser Lizenz beizufügen und die Markierung von eventuellen Bearbeitungen des Werkes. Das Werk darf verändert werden. Der Lizenzgeber kann ihnen dieses Recht nicht entziehen, solange sie sich an die Lizenzbestimmungen halten.</text:p>
      <text:p text:style-name="P5">Das <text:span text:style-name="T3">Werk</text:span> darf nicht für kommerzielle Zwecke eingesetzt werden. Das schließt ein, dass durch/mit dem Programm keine Gewinne erzielt werden dürfen.</text:p>
      <text:p text:style-name="P5"><text:span text:style-name="Teletype"><text:span text:style-name="T1">Die Veröffentlichung dieses Programms erfolgt in der Hoffnung, dass es Ihnen von Nutzen sein wird, aber OHNE IRGENDEINE GARANTIE, sogar ohne die implizite Garantie der MARKTREIFE oder der VERWENDBARKEIT FÜR EINEN BESTIMMTEN ZWECK.</text:span></text:span></text:p>
      <text:p text:style-name="P5"><text:span text:style-name="Teletype"><text:span text:style-name="T2"/></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h text:style-name="Heading_20_1" text:outline-level="1"><text:bookmark-start text:name="__RefHeading___Toc205_1290167347"/><text:soft-page-break/><text:span text:style-name="Teletype"><text:span text:style-name="T6">2<text:tab/></text:span></text:span><text:span text:style-name="Teletype"><text:span text:style-name="T8">Allgemeines</text:span></text:span><text:bookmark-end text:name="__RefHeading___Toc205_1290167347"/></text:h>
      <text:p text:style-name="Text_20_body"><text:span text:style-name="Teletype"><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Open Sans1" svg:font-family="'Open Sans'" style:font-adornments="Fett" style:font-family-generic="swiss" style:font-pitch="variable"/>
    <style:font-face style:name="Open Sans2" svg:font-family="'Open Sans'"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Open Sans" fo:font-family="'Open Sans'"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Open Sans1" fo:font-family="'Open Sans'" style:font-style-name="Fett"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Open Sans" fo:font-family="'Open Sans'" style:font-family-generic="swiss" style:font-pitch="variable" fo:font-size="14pt" fo:font-weight="bold" officeooo:rsid="0005bea1"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Open Sans2" fo:font-family="'Open Sans'" style:font-style-name="Standard" style:font-family-generic="swiss" style:font-pitch="variable"/>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Open Sans2" fo:font-family="'Open Sans'" style:font-style-name="Standard" style:font-family-generic="swiss" style:font-pitch="variable" fo:font-size="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1M36S</meta:editing-duration>
    <meta:editing-cycles>12</meta:editing-cycles>
    <meta:generator>LibreOffice/5.2.0.4$Windows_X86_64 LibreOffice_project/066b007f5ebcc236395c7d282ba488bca6720265</meta:generator>
    <dc:date>2016-11-27T18:54:44.189000000</dc:date>
    <meta:printed-by>Daniel Körsten</meta:printed-by>
    <meta:print-date>2016-11-27T13:26:03.248000000</meta:print-date>
    <dc:creator>Daniel Körsten</dc:creator>
    <meta:document-statistic meta:table-count="0" meta:image-count="0" meta:object-count="0" meta:page-count="4" meta:paragraph-count="15" meta:word-count="169" meta:character-count="1174" meta:non-whitespace-character-count="1020"/>
    <meta:user-defined meta:name="Info 1"/>
    <meta:user-defined meta:name="Info 2"/>
    <meta:user-defined meta:name="Info 3"/>
    <meta:user-defined meta:name="Info 4"/>
  </office:meta>
</office:document-meta>
</file>